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text:line-break/>Trata-se de execução da pena em que verificou-se que o apenado está cumprindo pena no regime semiaberto, se recolhendo no Complexo Penal João Chaves (evento 36).<text:line-break/>Relatados.<text:line-break/>Competente para a execução penal é o juízo do local onde recolhido o apenado.<text:line-break/>No caso, está o apenado recolhido na Comarca de Natal.<text:line-break/>Isto posto, tendo por incompetente este juízo para continuar a presidir processo de execução penal de pessoa que está recolhida em outra Comarca, determino a remessa dos autos para a Comarca de Natal.<text:line-break/>P.R.I. Cumpra-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8:27:33.835000000</meta:creation-date>
    <dc:date>2019-04-03T09:48:54.449000000</dc:date>
    <meta:editing-duration>PT1H27M39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88" meta:character-count="537" meta:non-whitespace-character-count="449"/>
  </office:meta>
</office:document-meta>
</file>